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2.923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2.94cm" fo:min-width="0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32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3.951cm" draw:transform="rotate (-1.5707963267949) translate (15.351cm 2.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1.27cm" svg:height="13.97cm" draw:transform="rotate (-1.5707963267949) translate (31.48cm 2.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" draw:layer="layout" svg:width="4.507cm" svg:height="0.878cm" svg:x="6.133cm" svg:y="1.392cm">
          <draw:text-box>
            <text:p><text:span text:style-name="T1">Android-Gerät 1</text:span></text:p>
          </draw:text-box>
        </draw:frame>
        <draw:frame draw:style-name="gr4" draw:text-style-name="P2" draw:layer="layout" svg:width="4.507cm" svg:height="0.878cm" svg:x="22.18cm" svg:y="1.392cm">
          <draw:text-box>
            <text:p><text:span text:style-name="T1">Android-Gerät 2</text:span></text:p>
          </draw:text-box>
        </draw:frame>
        <draw:line draw:style-name="gr5" draw:text-style-name="P1" draw:layer="layout" svg:x1="3.286cm" svg:y1="6.08cm" svg:x2="3.286cm" svg:y2="11.16cm">
          <text:p/>
        </draw:line>
        <draw:custom-shape draw:style-name="gr6" draw:text-style-name="P4" draw:layer="layout" svg:width="3.81cm" svg:height="1.27cm" svg:x="1.381cm" svg:y="4.81cm">
          <text:p text:style-name="P3"><text:span text:style-name="T1">Receiv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81cm" svg:height="1.27cm" svg:x="6.461cm" svg:y="4.81cm">
          <text:p text:style-name="P3"><text:span text:style-name="T1">Merg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81cm" svg:height="1.27cm" svg:x="11.541cm" svg:y="4.81cm">
          <text:p text:style-name="P3"><text:span text:style-name="T1">Send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366cm" svg:y1="6.08cm" svg:x2="8.366cm" svg:y2="11.16cm">
          <text:p/>
        </draw:line>
        <draw:line draw:style-name="gr5" draw:text-style-name="P1" draw:layer="layout" svg:x1="13.446cm" svg:y1="6.08cm" svg:x2="13.446cm" svg:y2="11.16cm">
          <text:p/>
        </draw:line>
        <draw:line draw:style-name="gr5" draw:text-style-name="P1" draw:layer="layout" svg:x1="19.415cm" svg:y1="6.08cm" svg:x2="19.415cm" svg:y2="11.16cm">
          <text:p/>
        </draw:line>
        <draw:custom-shape draw:style-name="gr6" draw:text-style-name="P4" draw:layer="layout" svg:width="3.81cm" svg:height="1.27cm" svg:x="17.51cm" svg:y="4.81cm">
          <text:p text:style-name="P3"><text:span text:style-name="T1">Receiv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81cm" svg:height="1.27cm" svg:x="22.59cm" svg:y="4.81cm">
          <text:p text:style-name="P3"><text:span text:style-name="T1">Merg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81cm" svg:height="1.27cm" svg:x="27.67cm" svg:y="4.81cm">
          <text:p text:style-name="P3"><text:span text:style-name="T1">Send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4.495cm" svg:y1="6.08cm" svg:x2="24.495cm" svg:y2="11.16cm">
          <text:p/>
        </draw:line>
        <draw:line draw:style-name="gr5" draw:text-style-name="P1" draw:layer="layout" svg:x1="29.575cm" svg:y1="6.08cm" svg:x2="29.575cm" svg:y2="11.16cm">
          <text:p/>
        </draw:line>
        <draw:line draw:style-name="gr7" draw:text-style-name="P5" draw:layer="layout" svg:x1="13.446cm" svg:y1="7.35cm" svg:x2="19.415cm" svg:y2="7.35cm">
          <text:p text:style-name="P3"><text:span text:style-name="T1"/></text:p>
          <text:p text:style-name="P3"><text:span text:style-name="T1"/></text:p>
          <text:p text:style-name="P3"><text:span text:style-name="T1">Daten-</text:span></text:p>
          <text:p text:style-name="P3"><text:span text:style-name="T1">übertragung</text:span></text:p>
        </draw:line>
        <draw:line draw:style-name="gr7" draw:text-style-name="P5" draw:layer="layout" svg:x1="19.415cm" svg:y1="8.62cm" svg:x2="24.495cm" svg:y2="8.62cm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Signal zum </text:span></text:p>
          <text:p text:style-name="P3"><text:span text:style-name="T1">Verschmelzen </text:span></text:p>
          <text:p text:style-name="P3"><text:span text:style-name="T1">der Daten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893cm" fo:page-height="12.5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0:48:25.560643586</meta:creation-date>
    <dc:date>2018-01-06T20:27:55.920346331</dc:date>
    <meta:editing-duration>PT1H21M17S</meta:editing-duration>
    <meta:editing-cycles>10</meta:editing-cycles>
    <meta:generator>LibreOffice/5.1.6.2$Linux_X86_64 LibreOffice_project/10m0$Build-2</meta:generator>
    <meta:document-statistic meta:object-count="18"/>
  </office:meta>
</office:document-meta>
</file>